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5833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5833in"/>
        </style:tab-stops>
      </style:paragraph-properties>
    </style:style>
  </office:automatic-styles>
  <office:body>
    <office:text text:use-soft-page-breaks="true">
      <text:p text:style-name="P1">Dark chocolate – 200g – 60p</text:p>
      <text:p text:style-name="Normal">Butter – 250g - £1</text:p>
      <text:p text:style-name="Normal">Large Eggs – 6 - £1.65</text:p>
      <text:p text:style-name="Normal">Golden Caster Sugar – 1kg - £1.60</text:p>
      <text:p text:style-name="Normal">Plain Flour – 500g – 40p</text:p>
      <text:p text:style-name="Normal">Baking Powder – 170g – 75p</text:p>
      <text:p text:style-name="P2">Salt – 750g – 29p<text:tab/></text:p>
      <text:p text:style-name="P3">Brazil nuts – 200g - £1.3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yriah Allison</meta:initial-creator>
    <dc:creator>Tyriah Allison</dc:creator>
    <meta:creation-date>2014-07-29T14:06:00Z</meta:creation-date>
    <dc:date>2014-07-29T14:34:00Z</dc:date>
    <meta:template xlink:href="Normal" xlink:type="simple"/>
    <meta:editing-cycles>1</meta:editing-cycles>
    <meta:editing-duration>PT1680S</meta:editing-duration>
    <meta:document-statistic meta:page-count="1" meta:paragraph-count="1" meta:word-count="30" meta:character-count="201" meta:row-count="1" meta:non-whitespace-character-count="172"/>
  </office:meta>
</office:document-meta>
</file>